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0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CONCATENATE(&quot;./a.out Instance_Files/instance&quot;;[.A1];&quot;.txt output&quot;;[.A1];&quot;.txt&quot;)" office:value-type="string" office:string-value="./a.out Instance_Files/instance1.txt output1.txt" calcext:value-type="string">
            <text:p>./a.out Instance_Files/instance1.txt output1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./a.out Instance_Files/instance&quot;;[.A2];&quot;.txt output&quot;;[.A2];&quot;.txt&quot;)" office:value-type="string" office:string-value="./a.out Instance_Files/instance2.txt output2.txt" calcext:value-type="string">
            <text:p>./a.out Instance_Files/instance2.txt output2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./a.out Instance_Files/instance&quot;;[.A3];&quot;.txt output&quot;;[.A3];&quot;.txt&quot;)" office:value-type="string" office:string-value="./a.out Instance_Files/instance3.txt output3.txt" calcext:value-type="string">
            <text:p>./a.out Instance_Files/instance3.txt output3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./a.out Instance_Files/instance&quot;;[.A4];&quot;.txt output&quot;;[.A4];&quot;.txt&quot;)" office:value-type="string" office:string-value="./a.out Instance_Files/instance4.txt output4.txt" calcext:value-type="string">
            <text:p>./a.out Instance_Files/instance4.txt output4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./a.out Instance_Files/instance&quot;;[.A5];&quot;.txt output&quot;;[.A5];&quot;.txt&quot;)" office:value-type="string" office:string-value="./a.out Instance_Files/instance5.txt output5.txt" calcext:value-type="string">
            <text:p>./a.out Instance_Files/instance5.txt output5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./a.out Instance_Files/instance&quot;;[.A6];&quot;.txt output&quot;;[.A6];&quot;.txt&quot;)" office:value-type="string" office:string-value="./a.out Instance_Files/instance6.txt output6.txt" calcext:value-type="string">
            <text:p>./a.out Instance_Files/instance6.txt output6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./a.out Instance_Files/instance&quot;;[.A7];&quot;.txt output&quot;;[.A7];&quot;.txt&quot;)" office:value-type="string" office:string-value="./a.out Instance_Files/instance7.txt output7.txt" calcext:value-type="string">
            <text:p>./a.out Instance_Files/instance7.txt output7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./a.out Instance_Files/instance&quot;;[.A8];&quot;.txt output&quot;;[.A8];&quot;.txt&quot;)" office:value-type="string" office:string-value="./a.out Instance_Files/instance8.txt output8.txt" calcext:value-type="string">
            <text:p>./a.out Instance_Files/instance8.txt output8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./a.out Instance_Files/instance&quot;;[.A9];&quot;.txt output&quot;;[.A9];&quot;.txt&quot;)" office:value-type="string" office:string-value="./a.out Instance_Files/instance9.txt output9.txt" calcext:value-type="string">
            <text:p>./a.out Instance_Files/instance9.txt output9.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./a.out Instance_Files/instance&quot;;[.A10];&quot;.txt output&quot;;[.A10];&quot;.txt&quot;)" office:value-type="string" office:string-value="./a.out Instance_Files/instance10.txt output10.txt" calcext:value-type="string">
            <text:p>./a.out Instance_Files/instance10.txt output10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valgrind ./a.out Instance_Files/instance&quot;;[.A12];&quot;.txt output&quot;;[.A12];&quot;.txt&quot;)" office:value-type="string" office:string-value="valgrind ./a.out Instance_Files/instance1.txt output1.txt" calcext:value-type="string">
            <text:p>valgrind ./a.out Instance_Files/instance1.txt output1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valgrind ./a.out Instance_Files/instance&quot;;[.A13];&quot;.txt output&quot;;[.A13];&quot;.txt&quot;)" office:value-type="string" office:string-value="valgrind ./a.out Instance_Files/instance2.txt output2.txt" calcext:value-type="string">
            <text:p>valgrind ./a.out Instance_Files/instance2.txt output2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valgrind ./a.out Instance_Files/instance&quot;;[.A14];&quot;.txt output&quot;;[.A14];&quot;.txt&quot;)" office:value-type="string" office:string-value="valgrind ./a.out Instance_Files/instance3.txt output3.txt" calcext:value-type="string">
            <text:p>valgrind ./a.out Instance_Files/instance3.txt output3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valgrind ./a.out Instance_Files/instance&quot;;[.A15];&quot;.txt output&quot;;[.A15];&quot;.txt&quot;)" office:value-type="string" office:string-value="valgrind ./a.out Instance_Files/instance4.txt output4.txt" calcext:value-type="string">
            <text:p>valgrind ./a.out Instance_Files/instance4.txt output4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valgrind ./a.out Instance_Files/instance&quot;;[.A16];&quot;.txt output&quot;;[.A16];&quot;.txt&quot;)" office:value-type="string" office:string-value="valgrind ./a.out Instance_Files/instance5.txt output5.txt" calcext:value-type="string">
            <text:p>valgrind ./a.out Instance_Files/instance5.txt output5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valgrind ./a.out Instance_Files/instance&quot;;[.A17];&quot;.txt output&quot;;[.A17];&quot;.txt&quot;)" office:value-type="string" office:string-value="valgrind ./a.out Instance_Files/instance6.txt output6.txt" calcext:value-type="string">
            <text:p>valgrind ./a.out Instance_Files/instance6.txt output6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valgrind ./a.out Instance_Files/instance&quot;;[.A18];&quot;.txt output&quot;;[.A18];&quot;.txt&quot;)" office:value-type="string" office:string-value="valgrind ./a.out Instance_Files/instance7.txt output7.txt" calcext:value-type="string">
            <text:p>valgrind ./a.out Instance_Files/instance7.txt output7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valgrind ./a.out Instance_Files/instance&quot;;[.A19];&quot;.txt output&quot;;[.A19];&quot;.txt&quot;)" office:value-type="string" office:string-value="valgrind ./a.out Instance_Files/instance8.txt output8.txt" calcext:value-type="string">
            <text:p>valgrind ./a.out Instance_Files/instance8.txt output8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valgrind ./a.out Instance_Files/instance&quot;;[.A20];&quot;.txt output&quot;;[.A20];&quot;.txt&quot;)" office:value-type="string" office:string-value="valgrind ./a.out Instance_Files/instance9.txt output9.txt" calcext:value-type="string">
            <text:p>valgrind ./a.out Instance_Files/instance9.txt output9.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valgrind ./a.out Instance_Files/instance&quot;;[.A21];&quot;.txt output&quot;;[.A21];&quot;.txt&quot;)" office:value-type="string" office:string-value="valgrind ./a.out Instance_Files/instance10.txt output10.txt" calcext:value-type="string">
            <text:p>valgrind ./a.out Instance_Files/instance10.txt output10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diff output&quot;;[.A23];&quot;.txt Output_Files/output&quot;;[.A23];&quot;.txt -w&quot;)" office:value-type="string" office:string-value="diff output1.txt Output_Files/output1.txt -w" calcext:value-type="string">
            <text:p>diff output1.txt Output_Files/output1.txt -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diff output&quot;;[.A24];&quot;.txt Output_Files/output&quot;;[.A24];&quot;.txt -w&quot;)" office:value-type="string" office:string-value="diff output2.txt Output_Files/output2.txt -w" calcext:value-type="string">
            <text:p>diff output2.txt Output_Files/output2.txt -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diff output&quot;;[.A25];&quot;.txt Output_Files/output&quot;;[.A25];&quot;.txt -w&quot;)" office:value-type="string" office:string-value="diff output3.txt Output_Files/output3.txt -w" calcext:value-type="string">
            <text:p>diff output3.txt Output_Files/output3.txt -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diff output&quot;;[.A26];&quot;.txt Output_Files/output&quot;;[.A26];&quot;.txt -w&quot;)" office:value-type="string" office:string-value="diff output4.txt Output_Files/output4.txt -w" calcext:value-type="string">
            <text:p>diff output4.txt Output_Files/output4.txt -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diff output&quot;;[.A27];&quot;.txt Output_Files/output&quot;;[.A27];&quot;.txt -w&quot;)" office:value-type="string" office:string-value="diff output5.txt Output_Files/output5.txt -w" calcext:value-type="string">
            <text:p>diff output5.txt Output_Files/output5.txt -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diff output&quot;;[.A28];&quot;.txt Output_Files/output&quot;;[.A28];&quot;.txt -w&quot;)" office:value-type="string" office:string-value="diff output6.txt Output_Files/output6.txt -w" calcext:value-type="string">
            <text:p>diff output6.txt Output_Files/output6.txt -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diff output&quot;;[.A29];&quot;.txt Output_Files/output&quot;;[.A29];&quot;.txt -w&quot;)" office:value-type="string" office:string-value="diff output7.txt Output_Files/output7.txt -w" calcext:value-type="string">
            <text:p>diff output7.txt Output_Files/output7.txt -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diff output&quot;;[.A30];&quot;.txt Output_Files/output&quot;;[.A30];&quot;.txt -w&quot;)" office:value-type="string" office:string-value="diff output8.txt Output_Files/output8.txt -w" calcext:value-type="string">
            <text:p>diff output8.txt Output_Files/output8.txt -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diff output&quot;;[.A31];&quot;.txt Output_Files/output&quot;;[.A31];&quot;.txt -w&quot;)" office:value-type="string" office:string-value="diff output9.txt Output_Files/output9.txt -w" calcext:value-type="string">
            <text:p>diff output9.txt Output_Files/output9.txt -w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diff output&quot;;[.A32];&quot;.txt Output_Files/output&quot;;[.A32];&quot;.txt -w&quot;)" office:value-type="string" office:string-value="diff output10.txt Output_Files/output10.txt -w" calcext:value-type="string">
            <text:p>diff output10.txt Output_Files/output10.txt -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3:08:40.486046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8:07:43.954148035</meta:creation-date>
    <dc:date>2020-09-23T14:39:05.029452397</dc:date>
    <meta:editing-duration>PT13H38M8S</meta:editing-duration>
    <meta:editing-cycles>3</meta:editing-cycles>
    <meta:generator>LibreOffice/6.0.7.3$Linux_X86_64 LibreOffice_project/00m0$Build-3</meta:generator>
    <meta:document-statistic meta:table-count="1" meta:cell-count="60" meta:object-count="0"/>
  </office:meta>
</office:document-meta>
</file>